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1" style:display-name="P1" style:parent-style-name="Normal">
      <style:paragraph-properties fo:text-align="left" style:writing-mode="lr"/>
    </style:style>
  </office:automatic-styles>
  <office:body>
    <office:text>
      <text:p text:style-name="P1">Rapport projet RSA </text:p>
      <text:p text:style-name="P1">Champs connus : <text:s/></text:p>
      <text:p text:style-name="P1">n = 2901984751</text:p>
      <text:p text:style-name="P1">e = 9103</text:p>
      <text:p text:style-name="P1">M (chiffré) = </text:p>
      <text:p text:style-name="Normal"/>
      <text:p text:style-name="Normal">{</text:p>
      <text:p text:style-name="P1">i <text:s/>-&gt; M[i]</text:p>
      <text:p text:style-name="Normal">0 -&gt;1780565330</text:p>
      <text:p text:style-name="Normal">1 -&gt; 1418927598</text:p>
      <text:p text:style-name="Normal">2-&gt; <text:s/>543482106</text:p>
      <text:p text:style-name="Normal">[...]</text:p>
      <text:p text:style-name="Normal">29-&gt; 1681846270</text:p>
      <text:p text:style-name="Normal">30-&gt; 432128454</text:p>
      <text:p text:style-name="Normal">}</text:p>
      <text:p text:style-name="P1">Afin de déchiffrer le message, nous avons commencé par nous rappeler des variables utilisées lors du déchiffrage : de ce fait, on doit retrouver les variables p et q étant multipliés ensembles afin de former n qui nous est donné dans le problème</text:p>
      <text:p text:style-name="P1">Pour ce faire, il fallait trouver un moyen de factoriser la variable n,</text:p>
      <text:p text:style-name="P1">nous avons trouvé une fonction concluante qui est parvenue à les trouver très rapidement :</text:p>
      <text:p text:style-name="Normal"/>
      <text:p text:style-name="P1">Grâce à une boucle infinie, nous cherchons par tâtonnement un nombre premier qui divise la variable n (1 non inclus), ce premier nombre trouvé sera en fait la variable q, il suffit de s'assurer que la variable p premier trouvé à partir de n / q est divisible par lui-même, autrement dit  n/q = p</text:p>
      <text:p text:style-name="Normal"/>
      <text:p text:style-name="P1">Grâce à p et q, on peut trouver la valeur Phi(n) pour ensuite retrouver la variable d, utilisée pour déchiffrer le message, pour ce faire, il faut se servir de la méthode d'Euclide étendu :</text:p>
      <text:p text:style-name="P1">PSEUDO CODE</text:p>
      <text:p text:style-name="P1">enfin, grâce à la valeur de la variable d, on peut déchiffrer chaque champ du message (31 en tout) en se servant de l'Algorithme d'Exponentiation Rapide (AER) :</text:p>
      <text:p text:style-name="Normal"/>
      <text:p text:style-name="P1">notre intuition nous dit que le message est encodé en UTF-8-standard (8 bits par caractère), de ce fait on doit encore traduire chaque valeur trouvée dans le message et les convertir en caractères lisibles pour retrouver l'intégralité du message, pour ce faire, nous faisons appel à </text:p>
      <text:p text:style-name="P1">PSEUDO CODE</text:p>
      <text:p text:style-name="Normal"/>
      <text:p text:style-name="Normal"/>
      <text:p text:style-name="Normal"/>
      <text:p text:style-name="P1">Message (déchiffré) = «EUREKA - j'ai trouvé le point faible. Nous allons attquer Pearl Harbor le 7.12.1941 au matin.»</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210.000000mm" fo:page-height="297.000000mm" style:print-orientation="portrait"/>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Tue Dec 11 13:12:19 2018
</meta:creation-date>
    <dc:date>Tue Dec 11 13:28:34 2018
</dc:date>
  </office:meta>
</office:document-meta>
</file>